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e9c5b" officeooo:paragraph-rsid="000e9c5b" style:font-size-asian="19.25pt" style:font-weight-asian="bold" style:font-size-complex="22pt" style:font-weight-complex="bold"/>
    </style:style>
    <style:style style:name="P2" style:family="paragraph" style:parent-style-name="Standard" style:list-style-name="L1">
      <style:text-properties fo:font-size="22pt" fo:font-weight="bold" officeooo:rsid="000e9c5b" officeooo:paragraph-rsid="000e9c5b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rsid="000ea579" officeooo:paragraph-rsid="000ea579" style:font-size-asian="19.25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10f29c" officeooo:paragraph-rsid="0010f29c" style:font-size-asian="19.25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12cf01" officeooo:paragraph-rsid="0012cf01" style:font-size-asian="19.25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174127" officeooo:paragraph-rsid="00174127" style:font-size-asian="19.25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17aba7" officeooo:paragraph-rsid="0017aba7" style:font-size-asian="19.25pt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1a677f" officeooo:paragraph-rsid="001a677f" style:font-size-asian="19.25pt" style:font-weight-asian="bold" style:font-size-complex="22pt" style:font-weight-complex="bold"/>
    </style:style>
    <style:style style:name="P9" style:family="paragraph" style:parent-style-name="Standard" style:list-style-name="L4">
      <style:text-properties fo:font-size="22pt" fo:font-weight="bold" officeooo:rsid="001a677f" officeooo:paragraph-rsid="001a677f" style:font-size-asian="19.25pt" style:font-weight-asian="bold" style:font-size-complex="22pt" style:font-weight-complex="bold"/>
    </style:style>
    <style:style style:name="P10" style:family="paragraph" style:parent-style-name="Standard">
      <style:text-properties fo:font-size="22pt" fo:font-weight="bold" officeooo:rsid="002635ae" officeooo:paragraph-rsid="002635ae" style:font-size-asian="19.25pt" style:font-weight-asian="bold" style:font-size-complex="22pt" style:font-weight-complex="bold"/>
    </style:style>
    <style:style style:name="P11" style:family="paragraph" style:parent-style-name="Standard">
      <style:text-properties fo:font-size="22pt" fo:font-weight="bold" officeooo:rsid="002772e5" officeooo:paragraph-rsid="002772e5" style:font-size-asian="19.25pt" style:font-weight-asian="bold" style:font-size-complex="22pt" style:font-weight-complex="bold"/>
    </style:style>
    <style:style style:name="P12" style:family="paragraph" style:parent-style-name="Standard">
      <style:text-properties fo:font-size="22pt" fo:font-weight="bold" officeooo:rsid="00295ec9" officeooo:paragraph-rsid="00295ec9" style:font-size-asian="19.25pt" style:font-weight-asian="bold" style:font-size-complex="22pt" style:font-weight-complex="bold"/>
    </style:style>
    <style:style style:name="P13" style:family="paragraph" style:parent-style-name="Standard">
      <style:text-properties fo:font-size="22pt" fo:font-weight="bold" officeooo:rsid="0029a989" officeooo:paragraph-rsid="0029a989" style:font-size-asian="19.25pt" style:font-weight-asian="bold" style:font-size-complex="22pt" style:font-weight-complex="bold"/>
    </style:style>
    <style:style style:name="P14" style:family="paragraph" style:parent-style-name="Standard" style:list-style-name="L1">
      <style:text-properties fo:font-size="22pt" fo:font-weight="normal" officeooo:rsid="000e9c5b" officeooo:paragraph-rsid="000e9c5b" style:font-size-asian="19.25pt" style:font-weight-asian="normal" style:font-size-complex="22pt" style:font-weight-complex="normal"/>
    </style:style>
    <style:style style:name="P15" style:family="paragraph" style:parent-style-name="Standard">
      <style:text-properties fo:font-size="22pt" fo:font-weight="normal" officeooo:rsid="000e9c5b" officeooo:paragraph-rsid="000e9c5b" style:font-size-asian="19.25pt" style:font-weight-asian="normal" style:font-size-complex="22pt" style:font-weight-complex="normal"/>
    </style:style>
    <style:style style:name="P16" style:family="paragraph" style:parent-style-name="Standard" style:list-style-name="L2">
      <style:text-properties fo:font-size="22pt" fo:font-weight="normal" officeooo:rsid="000ea579" officeooo:paragraph-rsid="000ea579" style:font-size-asian="19.25pt" style:font-weight-asian="normal" style:font-size-complex="22pt" style:font-weight-complex="normal"/>
    </style:style>
    <style:style style:name="P17" style:family="paragraph" style:parent-style-name="Standard" style:list-style-name="L2">
      <style:text-properties fo:font-size="22pt" fo:font-weight="normal" officeooo:rsid="000f0d57" officeooo:paragraph-rsid="000f0d57" style:font-size-asian="19.25pt" style:font-weight-asian="normal" style:font-size-complex="22pt" style:font-weight-complex="normal"/>
    </style:style>
    <style:style style:name="P18" style:family="paragraph" style:parent-style-name="Standard" style:list-style-name="L2">
      <style:text-properties fo:font-size="22pt" fo:font-weight="normal" officeooo:rsid="000fdac5" officeooo:paragraph-rsid="000fdac5" style:font-size-asian="19.25pt" style:font-weight-asian="normal" style:font-size-complex="22pt" style:font-weight-complex="normal"/>
    </style:style>
    <style:style style:name="P19" style:family="paragraph" style:parent-style-name="Standard">
      <style:text-properties fo:font-size="22pt" fo:font-weight="normal" officeooo:rsid="000fdac5" officeooo:paragraph-rsid="000fdac5" style:font-size-asian="19.25pt" style:font-weight-asian="normal" style:font-size-complex="22pt" style:font-weight-complex="normal"/>
    </style:style>
    <style:style style:name="P20" style:family="paragraph" style:parent-style-name="Standard">
      <style:text-properties fo:font-size="22pt" fo:font-weight="normal" officeooo:rsid="0012cf01" officeooo:paragraph-rsid="0012cf01" style:font-size-asian="19.25pt" style:font-weight-asian="normal" style:font-size-complex="22pt" style:font-weight-complex="normal"/>
    </style:style>
    <style:style style:name="P21" style:family="paragraph" style:parent-style-name="Standard">
      <style:text-properties fo:font-size="22pt" fo:font-weight="normal" officeooo:rsid="0017aba7" officeooo:paragraph-rsid="0017aba7" style:font-size-asian="19.25pt" style:font-weight-asian="normal" style:font-size-complex="22pt" style:font-weight-complex="normal"/>
    </style:style>
    <style:style style:name="P22" style:family="paragraph" style:parent-style-name="Standard" style:list-style-name="L3">
      <style:text-properties fo:font-size="22pt" fo:font-weight="normal" officeooo:rsid="0017aba7" officeooo:paragraph-rsid="0017aba7" style:font-size-asian="19.25pt" style:font-weight-asian="normal" style:font-size-complex="22pt" style:font-weight-complex="normal"/>
    </style:style>
    <style:style style:name="P23" style:family="paragraph" style:parent-style-name="Standard" style:list-style-name="L4">
      <style:text-properties fo:font-size="22pt" fo:font-weight="normal" officeooo:rsid="001b433f" officeooo:paragraph-rsid="001b433f" style:font-size-asian="19.25pt" style:font-weight-asian="normal" style:font-size-complex="22pt" style:font-weight-complex="normal"/>
    </style:style>
    <style:style style:name="P24" style:family="paragraph" style:parent-style-name="Standard" style:list-style-name="L4">
      <style:text-properties fo:font-size="22pt" fo:font-weight="normal" officeooo:rsid="001e8593" officeooo:paragraph-rsid="001e8593" style:font-size-asian="19.25pt" style:font-weight-asian="normal" style:font-size-complex="22pt" style:font-weight-complex="normal"/>
    </style:style>
    <style:style style:name="P25" style:family="paragraph" style:parent-style-name="Standard" style:list-style-name="L4">
      <style:text-properties fo:font-size="22pt" fo:font-weight="normal" officeooo:rsid="00209a4f" officeooo:paragraph-rsid="00209a4f" style:font-size-asian="19.25pt" style:font-weight-asian="normal" style:font-size-complex="22pt" style:font-weight-complex="normal"/>
    </style:style>
    <style:style style:name="P26" style:family="paragraph" style:parent-style-name="Standard">
      <style:text-properties fo:font-size="22pt" fo:font-weight="normal" officeooo:rsid="00209a4f" officeooo:paragraph-rsid="00209a4f" style:font-size-asian="19.25pt" style:font-weight-asian="normal" style:font-size-complex="22pt" style:font-weight-complex="normal"/>
    </style:style>
    <style:style style:name="P27" style:family="paragraph" style:parent-style-name="Standard" style:list-style-name="L4">
      <style:text-properties fo:font-size="22pt" fo:font-weight="normal" officeooo:rsid="0022b8f6" officeooo:paragraph-rsid="0022b8f6" style:font-size-asian="19.25pt" style:font-weight-asian="normal" style:font-size-complex="22pt" style:font-weight-complex="normal"/>
    </style:style>
    <style:style style:name="P28" style:family="paragraph" style:parent-style-name="Standard" style:list-style-name="L4">
      <style:text-properties fo:font-size="22pt" fo:font-weight="normal" officeooo:rsid="00232b5f" officeooo:paragraph-rsid="00232b5f" style:font-size-asian="19.25pt" style:font-weight-asian="normal" style:font-size-complex="22pt" style:font-weight-complex="normal"/>
    </style:style>
    <style:style style:name="P29" style:family="paragraph" style:parent-style-name="Standard" style:list-style-name="L6">
      <style:text-properties fo:font-size="22pt" fo:font-weight="normal" officeooo:rsid="002635ae" officeooo:paragraph-rsid="002635ae" style:font-size-asian="19.25pt" style:font-weight-asian="normal" style:font-size-complex="22pt" style:font-weight-complex="normal"/>
    </style:style>
    <style:style style:name="P30" style:family="paragraph" style:parent-style-name="Standard">
      <style:text-properties fo:font-size="22pt" fo:font-weight="normal" officeooo:rsid="002635ae" officeooo:paragraph-rsid="002635ae" style:font-size-asian="19.25pt" style:font-weight-asian="normal" style:font-size-complex="22pt" style:font-weight-complex="normal"/>
    </style:style>
    <style:style style:name="P31" style:family="paragraph" style:parent-style-name="Standard" style:list-style-name="L7">
      <style:text-properties fo:font-size="22pt" fo:font-weight="normal" officeooo:rsid="002772e5" officeooo:paragraph-rsid="002772e5" style:font-size-asian="19.25pt" style:font-weight-asian="normal" style:font-size-complex="22pt" style:font-weight-complex="normal"/>
    </style:style>
    <style:style style:name="P32" style:family="paragraph" style:parent-style-name="Standard">
      <style:text-properties fo:font-size="22pt" fo:font-weight="normal" officeooo:rsid="002772e5" officeooo:paragraph-rsid="002772e5" style:font-size-asian="19.25pt" style:font-weight-asian="normal" style:font-size-complex="22pt" style:font-weight-complex="normal"/>
    </style:style>
    <style:style style:name="P33" style:family="paragraph" style:parent-style-name="Standard" style:list-style-name="L8">
      <style:text-properties fo:font-size="22pt" fo:font-weight="normal" officeooo:rsid="00295ec9" officeooo:paragraph-rsid="00295ec9" style:font-size-asian="19.25pt" style:font-weight-asian="normal" style:font-size-complex="22pt" style:font-weight-complex="normal"/>
    </style:style>
    <style:style style:name="P34" style:family="paragraph" style:parent-style-name="Standard">
      <style:text-properties fo:font-size="22pt" fo:font-weight="normal" officeooo:rsid="00295ec9" officeooo:paragraph-rsid="00295ec9" style:font-size-asian="19.25pt" style:font-weight-asian="normal" style:font-size-complex="22pt" style:font-weight-complex="normal"/>
    </style:style>
    <style:style style:name="P35" style:family="paragraph" style:parent-style-name="Standard" style:list-style-name="L9">
      <style:text-properties fo:font-size="22pt" fo:font-weight="normal" officeooo:rsid="0029a989" officeooo:paragraph-rsid="0029a989" style:font-size-asian="19.25pt" style:font-weight-asian="normal" style:font-size-complex="2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c0a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0d57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8a23c" style:font-style-asian="normal" style:font-style-complex="normal"/>
    </style:style>
    <style:style style:name="T8" style:family="text">
      <style:text-properties fo:font-style="normal" officeooo:rsid="002201fa" style:font-style-asian="normal" style:font-style-complex="normal"/>
    </style:style>
    <style:style style:name="T9" style:family="text">
      <style:text-properties fo:font-style="normal" officeooo:rsid="0022abd3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02201fa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ying CSS to HTML:</text:p>
      <text:p text:style-name="P1"><text:span text:style-name="T1"/></text:p>
      <text:list xml:id="list3199340126" text:style-name="L1">
        <text:list-item>
          <text:p text:style-name="P2"><text:span text:style-name="T1">Inline styles: </text:span>&lt;p style=’color: #0000&gt;</text:p>
        </text:list-item>
        <text:list-item>
          <text:p text:style-name="P2"><text:span text:style-name="T1">Style blocks: <text:tab/> <text:s text:c="2"/></text:span>/*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"><text:s text:c="6"/>p {</text:p>
                                          <text:list>
                                            <text:list-header>
                                              <text:p text:style-name="P2"><text:s text:c="6"/>color: #000000;</text:p>
                                              <text:p text:style-name="P2"><text:s text:c="7"/>}</text:p>
                                              <text:p text:style-name="P2">*/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External style sheets: <text:span text:style-name="T3">style.css</text:span></text:p>
        </text:list-item>
      </text:list>
      <text:p text:style-name="P15"><text:span text:style-name="T1"/></text:p>
      <text:p text:style-name="P3">Working with Browser Style Defaults:</text:p>
      <text:list xml:id="list2073112752" text:style-name="L2">
        <text:list-item>
          <text:p text:style-name="P16">You can use CSS reset or Normalize <text:span text:style-name="T4">to get purse CSS and delete all browser defaults.</text:span></text:p>
        </text:list-item>
        <text:list-item>
          <text:p text:style-name="P17">Users can override your styles</text:p>
        </text:list-item>
        <text:list-item>
          <text:p text:style-name="P17">Content accessible to all.</text:p>
        </text:list-item>
        <text:list-item>
          <text:p text:style-name="P18">Browser styles vary from browser to browser.</text:p>
        </text:list-item>
      </text:list>
      <text:p text:style-name="P19"/>
      <text:p text:style-name="P4">General CSS syntax: <text:span text:style-name="T1">(Contains two parts)</text:span></text:p>
      <text:p text:style-name="P4"><text:span text:style-name="T1"/></text:p>
      <text:p text:style-name="P4">(i) Selector: <text:span text:style-name="T1">It mentions the element to be styled.</text:span></text:p>
      <text:p text:style-name="P5"><text:span text:style-name="T1">Space/Whitespaces matter, i.e, shouldn’t</text:span></text:p>
      <text:p text:style-name="P4">(ii) Declaration block: <text:span text:style-name="T1">It contains the declarations about the styling features enclosed in curly braces.</text:span></text:p>
      <text:p text:style-name="P5"><text:span text:style-name="T1">It contains two parts: </text:span>property &amp; value</text:p>
      <text:p text:style-name="P20">Use as many whitespaces you want.</text:p>
      <text:p text:style-name="P20"/>
      <text:p text:style-name="P5">Grouping: <text:span text:style-name="T1">Use two </text:span><text:span text:style-name="T2">selectors comma separation before a single declaration.</text:span></text:p>
      <text:p text:style-name="P6"><text:soft-page-break/>Comments in CSS: /<text:span text:style-name="T5">* This is comment *</text:span><text:span text:style-name="T10">/</text:span></text:p>
      <text:p text:style-name="P6"><text:span text:style-name="T10"/></text:p>
      <text:p text:style-name="P7"><text:span text:style-name="T6">Additional syntax rules:</text:span></text:p>
      <text:list xml:id="list3023693987" text:style-name="L3">
        <text:list-item>
          <text:p text:style-name="P22"><text:span text:style-name="T6">Shorthand</text:span></text:p>
        </text:list-item>
        <text:list-item>
          <text:p text:style-name="P22"><text:span text:style-name="T6">Pseudo-elements</text:span></text:p>
        </text:list-item>
        <text:list-item>
          <text:p text:style-name="P22"><text:span text:style-name="T6">Pseudo-classes</text:span></text:p>
        </text:list-item>
        <text:list-item>
          <text:p text:style-name="P22"><text:span text:style-name="T6">Inline style </text:span><text:span text:style-name="T7">rules</text:span></text:p>
        </text:list-item>
      </text:list>
      <text:p text:style-name="P21"><text:span text:style-name="T7"/></text:p>
      <text:p text:style-name="P8"><text:span text:style-name="T7">C</text:span><text:span text:style-name="T6">SS selectors:</text:span></text:p>
      <text:list xml:id="list3035161617" text:style-name="L4">
        <text:list-item>
          <text:p text:style-name="P9"><text:span text:style-name="T6"><text:s/>Element selector:</text:span></text:p>
          <text:p text:style-name="P23"><text:span text:style-name="T6">Based on individual HTML elements and applied globally. <text:s/>Eg: p { font-size:14px; }</text:span></text:p>
        </text:list-item>
        <text:list-item>
          <text:p text:style-name="P9"><text:span text:style-name="T6"><text:s/>Class selector:</text:span></text:p>
          <text:p text:style-name="P24"><text:span text:style-name="T6">Based on class attributes applied to any HTML element. </text:span></text:p>
          <text:p text:style-name="P24"><text:span text:style-name="T6">Eg: HTML : &lt;p class=”error”&gt;Oops&lt;/p&gt;</text:span></text:p>
          <text:list>
            <text:list-item>
              <text:list>
                <text:list-header>
                  <text:p text:style-name="P24"><text:span text:style-name="T6">CSS : .error { color: red;}</text:span></text:p>
                </text:list-header>
              </text:list>
            </text:list-item>
          </text:list>
        </text:list-item>
        <text:list-item>
          <text:p text:style-name="P9"><text:span text:style-name="T6"><text:s/>ID selector:</text:span></text:p>
          <text:p text:style-name="P25"><text:span text:style-name="T6">Based on ID attributes applied to HTML elements. Must be unique!</text:span></text:p>
        </text:list-item>
      </text:list>
      <text:p text:style-name="P26"><text:span text:style-name="T6"><text:tab/>Eg: HTML: &lt;div id=”content”&gt;....&lt;/div&gt;</text:span></text:p>
      <text:p text:style-name="P26"><text:span text:style-name="T6"><text:tab/><text:tab/>CSS: #content { color: green; }</text:span></text:p>
      <text:p text:style-name="P26"><text:span text:style-name="T6"><text:tab/></text:span><text:span text:style-name="T11">Element specific: </text:span><text:span text:style-name="T8">h1.page-title {font-size: 28px;}</text:span></text:p>
      <text:p text:style-name="P26"><text:span text:style-name="T8"><text:tab/><text:tab/><text:tab/><text:tab/><text:tab/></text:span><text:span text:style-name="T9">div#content { color: green; }</text:span></text:p>
      <text:list xml:id="list171306280625369" text:continue-numbering="true" text:style-name="L4">
        <text:list-item>
          <text:p text:style-name="P9"><text:span text:style-name="T6"><text:s/>Descendant selector:</text:span></text:p>
          <text:p text:style-name="P27"><text:span text:style-name="T6">Very specific selectors that target elements based on their location within other elements.</text:span></text:p>
          <text:p text:style-name="P28"><text:span text:style-name="T6">Eg: div p a { color: blue; }</text:span></text:p>
          <text:p text:style-name="P9"><text:soft-page-break/><text:span text:style-name="T6"/></text:p>
        </text:list-item>
      </text:list>
      <text:p text:style-name="P10">Tips for Working with HTML &amp; CSS:</text:p>
      <text:p text:style-name="P10"/>
      <text:list xml:id="list2138368584" text:style-name="L6">
        <text:list-item>
          <text:p text:style-name="P29">Use meaningful class and ID names</text:p>
        </text:list-item>
        <text:list-item>
          <text:p text:style-name="P29">Use a consistent HTML structure</text:p>
        </text:list-item>
        <text:list-item>
          <text:p text:style-name="P29">Structure first and design second</text:p>
        </text:list-item>
      </text:list>
      <text:p text:style-name="P30"/>
      <text:p text:style-name="P11">Font Family:</text:p>
      <text:p text:style-name="P11"/>
      <text:list xml:id="list3009305926" text:style-name="L7">
        <text:list-item>
          <text:p text:style-name="P31">Specifies the font for an element</text:p>
        </text:list-item>
        <text:list-item>
          <text:p text:style-name="P31">Is a prioritized list of fonts</text:p>
        </text:list-item>
        <text:list-item>
          <text:p text:style-name="P31">Includes a fallback font</text:p>
        </text:list-item>
      </text:list>
      <text:p text:style-name="P32"/>
      <text:p text:style-name="P12">Font Weight:</text:p>
      <text:list xml:id="list1441053195" text:style-name="L8">
        <text:list-item>
          <text:p text:style-name="P33">Specifies the weight of the font.</text:p>
        </text:list-item>
        <text:list-item>
          <text:p text:style-name="P33">Values: 100,......,900</text:p>
        </text:list-item>
      </text:list>
      <text:p text:style-name="P34"/>
      <text:p text:style-name="P13">Ways to incorporate Web fonts:</text:p>
      <text:list xml:id="list1517514633" text:style-name="L9">
        <text:list-item>
          <text:p text:style-name="P35">@font-face</text:p>
        </text:list-item>
        <text:list-item>
          <text:p text:style-name="P35">@import</text:p>
        </text:list-item>
        <text:list-item>
          <text:p text:style-name="P35">Link to stylesheet</text:p>
        </text:list-item>
        <text:list-item>
          <text:p text:style-name="P35">Load via JavaScrip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08:00:22.012920558</meta:creation-date>
    <dc:date>2020-07-16T17:11:39.615580966</dc:date>
    <meta:editing-duration>PT7H9M38S</meta:editing-duration>
    <meta:editing-cycles>19</meta:editing-cycles>
    <meta:generator>LibreOffice/6.4.4.2$Linux_X86_64 LibreOffice_project/40$Build-2</meta:generator>
    <meta:document-statistic meta:table-count="0" meta:image-count="0" meta:object-count="0" meta:page-count="3" meta:paragraph-count="58" meta:word-count="323" meta:character-count="1907" meta:non-whitespace-character-count="1635"/>
  </office:meta>
</office:document-meta>
</file>